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svg:stroke-width="0.028cm" svg:stroke-color="#000000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d0d0d" draw:stroke-linejoin="miter" draw:fill="hatch" draw:fill-hatch-name="Hatching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d0d0d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d0d0d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d0d0d" draw:stroke-linejoin="miter" draw:fill="solid" draw:fill-color="#d0cec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d0d0d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draw:stroke-dash="Dashed_20__28_var_29__20_4" svg:stroke-width="0.079cm" svg:stroke-color="#0d0d0d" draw:marker-start="msArrowOvalEnd_20_5" draw:marker-start-width="0.237cm" draw:marker-start-center="true" draw:marker-end="msArrowEnd_20_5" draw:marker-end-width="0.237cm" draw:marker-end-center="false" draw:stroke-linejoin="miter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draw:stroke-dash="Dashed_20__28_var_29__20_4" svg:stroke-width="0.079cm" svg:stroke-color="#0d0d0d" draw:marker-start="msArrowOvalEnd_20_5" draw:marker-start-width="0.237cm" draw:marker-start-center="true" draw:marker-end="msArrowEnd_20_5" draw:marker-end-width="0.237cm" draw:marker-end-center="false" draw:stroke-linejoin="miter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d0d0d" draw:marker-start="msArrowOvalEnd_20_5" draw:marker-start-width="0.237cm" draw:marker-start-center="true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draw:stroke-dash="Dashed_20__28_var_29__20_5" svg:stroke-width="0.079cm" svg:stroke-color="#0d0d0d" draw:marker-start="msArrowOvalEnd_20_5" draw:marker-start-width="0.237cm" draw:marker-start-center="true" draw:marker-end="msArrowEnd_20_5" draw:marker-end-width="0.237cm" draw:marker-end-center="false" draw:stroke-linejoin="miter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d0d0d" draw:stroke-linejoin="miter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d0d0d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Only-notes">
      <style:graphic-properties draw:fill-color="#ffffff" fo:min-height="12.572cm"/>
    </style:style>
    <style:style style:name="pr2" style:family="presentation" style:parent-style-name="Blank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d0cec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000000"/>
      <style:paragraph-properties fo:text-align="start"/>
      <style:text-properties fo:font-size="18pt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istance to Plane" draw:style-name="dp1" draw:master-page-name="Title_20_Only" presentation:presentation-page-layout-name="AL1T19">
        <draw:custom-shape draw:name="Flowchart: Data 4" draw:style-name="gr1" draw:text-style-name="P1" draw:layer="layout" svg:width="29.572cm" svg:height="8.677cm" svg:x="2.103cm" svg:y="7.906cm">
          <text:p/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Oval 5" draw:style-name="gr2" draw:text-style-name="P2" draw:layer="layout" svg:width="0.392cm" svg:height="0.392cm" svg:x="16.629cm" svg:y="3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3" draw:text-style-name="P4" draw:layer="layout" svg:width="4.712cm" svg:height="1.79cm" svg:x="17.328cm" svg:y="2.441cm">
          <text:p text:style-name="P3"><text:span text:style-name="T1">P</text:span><text:span text:style-name="T2">xy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4" draw:layer="layout" svg:width="11.285cm" svg:height="1.598cm" svg:x="11.869cm" svg:y="15.012cm">
          <text:p text:style-name="P3"><text:span text:style-name="T3">Ax </text:span><text:span text:style-name="T3">+ </text:span><text:span text:style-name="T3">By </text:span><text:span text:style-name="T3">+ </text:span><text:span text:style-name="T3">Cz</text:span><text:span text:style-name="T4"> </text:span><text:span text:style-name="T3">+ </text:span><text:span text:style-name="T3">D </text:span><text:span text:style-name="T3">= 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5" draw:layer="layout" svg:x1="16.821cm" svg:y1="3.87cm" svg:x2="16.821cm" svg:y2="12.138cm">
          <text:p/>
        </draw:line>
        <draw:custom-shape draw:name="TextBox 6" draw:style-name="gr3" draw:text-style-name="P6" draw:layer="layout" svg:width="4.712cm" svg:height="1.605cm" svg:x="16.824cm" svg:y="6.401cm">
          <text:p text:style-name="P3"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ne equation" draw:style-name="dp1" draw:master-page-name="Title_20_Only" presentation:presentation-page-layout-name="AL1T19">
        <draw:custom-shape draw:name="Flowchart: Data 12" draw:style-name="gr1" draw:text-style-name="P1" draw:layer="layout" svg:width="29.572cm" svg:height="8.677cm" svg:x="2.403cm" svg:y="5.706cm">
          <text:p/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Oval 5" draw:style-name="gr2" draw:text-style-name="P2" draw:layer="layout" svg:width="0.392cm" svg:height="0.392cm" svg:x="5.994cm" svg:y="10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" draw:text-style-name="P2" draw:layer="layout" svg:width="0.392cm" svg:height="0.392cm" svg:x="23.35cm" svg:y="10.2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" draw:text-style-name="P2" draw:layer="layout" svg:width="0.392cm" svg:height="0.392cm" svg:x="15.044cm" svg:y="7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4" draw:text-style-name="P4" draw:layer="layout" svg:width="11.285cm" svg:height="1.598cm" svg:x="12.169cm" svg:y="12.812cm">
          <text:p text:style-name="P3"><text:span text:style-name="T3">Ax + By + Cz</text:span><text:span text:style-name="T4"> </text:span><text:span text:style-name="T3">+ D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4" draw:layer="layout" svg:width="4.712cm" svg:height="1.79cm" svg:x="6.464cm" svg:y="9.64cm">
          <text:p text:style-name="P3"><text:span text:style-name="T1">P</text:span><text:span text:style-name="T2">xy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4" draw:layer="layout" svg:width="4.712cm" svg:height="1.792cm" svg:x="15.413cm" svg:y="6.067cm">
          <text:p text:style-name="P3"><text:span text:style-name="T1">Q</text:span><text:span text:style-name="T2">xy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4" draw:layer="layout" svg:width="4.712cm" svg:height="1.792cm" svg:x="23.789cm" svg:y="9.244cm">
          <text:p text:style-name="P3"><text:span text:style-name="T1">R</text:span><text:span text:style-name="T2">xy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lygon Area" draw:style-name="dp1" draw:master-page-name="Title_20_Only" presentation:presentation-page-layout-name="AL1T19">
        <draw:custom-shape draw:name="Flowchart: Data 88" draw:style-name="gr1" draw:text-style-name="P1" draw:layer="layout" svg:width="29.572cm" svg:height="8.677cm" svg:x="1.903cm" svg:y="5.406cm">
          <text:p/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Octagon 91" draw:style-name="gr7" draw:text-style-name="P8" draw:layer="layout" svg:width="15.644cm" svg:height="3.914cm" svg:x="8.513cm" svg:y="7.842cm">
          <text:p/>
          <draw:enhanced-geometry draw:mirror-horizontal="false" draw:mirror-vertical="false" svg:viewBox="0 0 0 0" draw:text-areas="?f5 ?f5 ?f6 ?f7" draw:type="ooxml-octagon" draw:modifiers="50000" draw:enhanced-path="M 0 ?f2 L ?f2 0 ?f3 0 ?f8 ?f2 ?f8 ?f4 ?f3 ?f9 ?f2 ?f9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1/2"/>
            <draw:equation draw:name="f6" draw:formula="logwidth+0-?f5 "/>
            <draw:equation draw:name="f7" draw:formula="logheight+0-?f5 "/>
            <draw:equation draw:name="f8" draw:formula="logwidth"/>
            <draw:equation draw:name="f9" draw:formula="logheight"/>
            <draw:handle draw:handle-position="?f2 0" draw:handle-range-x-maximum="50000" draw:handle-range-x-minimum="0"/>
          </draw:enhanced-geometry>
        </draw:custom-shape>
        <draw:custom-shape draw:name="Oval 11" draw:style-name="gr2" draw:text-style-name="P2" draw:layer="layout" svg:width="0.392cm" svg:height="0.392cm" svg:x="8.347cm" svg:y="9.6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" draw:text-style-name="P2" draw:layer="layout" svg:width="0.392cm" svg:height="0.392cm" svg:x="23.93cm" svg:y="9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" draw:text-style-name="P2" draw:layer="layout" svg:width="0.392cm" svg:height="0.392cm" svg:x="15.692cm" svg:y="7.5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" draw:text-style-name="P2" draw:layer="layout" svg:width="0.392cm" svg:height="0.392cm" svg:x="21.931cm" svg:y="7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" draw:text-style-name="P2" draw:layer="layout" svg:width="0.392cm" svg:height="0.392cm" svg:x="21.931cm" svg:y="11.5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" draw:text-style-name="P2" draw:layer="layout" svg:width="0.392cm" svg:height="0.392cm" svg:x="10.281cm" svg:y="11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2" draw:text-style-name="P2" draw:layer="layout" svg:width="0.392cm" svg:height="0.392cm" svg:x="10.312cm" svg:y="7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8" draw:style-name="gr4" draw:text-style-name="P4" draw:layer="layout" svg:width="1.113cm" svg:height="1.115cm" svg:x="7.326cm" svg:y="9.023cm">
          <text:p text:style-name="P3"><text:span text:style-name="T5">P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" draw:text-style-name="P4" draw:layer="layout" svg:width="1.113cm" svg:height="1.115cm" svg:x="9.519cm" svg:y="6.668cm">
          <text:p text:style-name="P3"><text:span text:style-name="T5">P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4" draw:text-style-name="P4" draw:layer="layout" svg:width="1.113cm" svg:height="1.115cm" svg:x="15.135cm" svg:y="6.525cm">
          <text:p text:style-name="P3"><text:span text:style-name="T5">P</text:span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4" draw:text-style-name="P4" draw:layer="layout" svg:width="1.113cm" svg:height="1.115cm" svg:x="21.776cm" svg:y="6.643cm">
          <text:p text:style-name="P3"><text:span text:style-name="T5">P</text:span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" draw:text-style-name="P4" draw:layer="layout" svg:width="1.113cm" svg:height="1.115cm" svg:x="24.1cm" svg:y="8.951cm">
          <text:p text:style-name="P3"><text:span text:style-name="T5">P</text:span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4" draw:text-style-name="P4" draw:layer="layout" svg:width="1.113cm" svg:height="1.115cm" svg:x="10.186cm" svg:y="11.811cm">
          <text:p text:style-name="P3"><text:span text:style-name="T5">P</text:span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4" draw:text-style-name="P4" draw:layer="layout" svg:width="1.113cm" svg:height="1.115cm" svg:x="22.155cm" svg:y="11.708cm">
          <text:p text:style-name="P3"><text:span text:style-name="T5">P</text:span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4" draw:text-style-name="P4" draw:layer="layout" svg:width="1.113cm" svg:height="1.115cm" svg:x="15.862cm" svg:y="11.923cm">
          <text:p text:style-name="P3"><text:span text:style-name="T5">P</text:span><text:span text:style-name="T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2" draw:style-name="gr2" draw:text-style-name="P2" draw:layer="layout" svg:width="0.392cm" svg:height="0.392cm" svg:x="16.028cm" svg:y="11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3" draw:style-name="gr4" draw:text-style-name="P4" draw:layer="layout" svg:width="1.172cm" svg:height="1.436cm" svg:x="15.494cm" svg:y="8.952cm">
          <text:p text:style-name="P3"><text:span text:style-name="T3">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lygon Center" draw:style-name="dp1" draw:master-page-name="Title_20_Only" presentation:presentation-page-layout-name="AL1T19">
        <draw:custom-shape draw:name="Flowchart: Data 88" draw:style-name="gr1" draw:text-style-name="P1" draw:layer="layout" svg:width="29.572cm" svg:height="8.677cm" svg:x="2.003cm" svg:y="5.206cm">
          <text:p/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Octagon 91" draw:style-name="gr8" draw:text-style-name="P1" draw:layer="layout" svg:width="15.644cm" svg:height="3.914cm" svg:x="8.613cm" svg:y="7.642cm">
          <text:p/>
          <draw:enhanced-geometry draw:mirror-horizontal="false" draw:mirror-vertical="false" svg:viewBox="0 0 0 0" draw:text-areas="?f5 ?f5 ?f6 ?f7" draw:type="ooxml-octagon" draw:modifiers="50000" draw:enhanced-path="M 0 ?f2 L ?f2 0 ?f3 0 ?f8 ?f2 ?f8 ?f4 ?f3 ?f9 ?f2 ?f9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1/2"/>
            <draw:equation draw:name="f6" draw:formula="logwidth+0-?f5 "/>
            <draw:equation draw:name="f7" draw:formula="logheight+0-?f5 "/>
            <draw:equation draw:name="f8" draw:formula="logwidth"/>
            <draw:equation draw:name="f9" draw:formula="logheight"/>
            <draw:handle draw:handle-position="?f2 0" draw:handle-range-x-maximum="50000" draw:handle-range-x-minimum="0"/>
          </draw:enhanced-geometry>
        </draw:custom-shape>
        <draw:custom-shape draw:name="Oval 11" draw:style-name="gr2" draw:text-style-name="P2" draw:layer="layout" svg:width="0.392cm" svg:height="0.392cm" svg:x="8.447cm" svg:y="9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" draw:text-style-name="P2" draw:layer="layout" svg:width="0.392cm" svg:height="0.392cm" svg:x="24.03cm" svg:y="9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" draw:text-style-name="P2" draw:layer="layout" svg:width="0.392cm" svg:height="0.392cm" svg:x="15.792cm" svg:y="7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" draw:text-style-name="P2" draw:layer="layout" svg:width="0.392cm" svg:height="0.392cm" svg:x="22.031cm" svg:y="7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" draw:text-style-name="P2" draw:layer="layout" svg:width="0.392cm" svg:height="0.392cm" svg:x="22.031cm" svg:y="11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" draw:text-style-name="P2" draw:layer="layout" svg:width="0.392cm" svg:height="0.392cm" svg:x="10.381cm" svg:y="11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2" draw:text-style-name="P2" draw:layer="layout" svg:width="0.392cm" svg:height="0.392cm" svg:x="10.412cm" svg:y="7.4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8" draw:style-name="gr3" draw:text-style-name="P4" draw:layer="layout" svg:width="1.642cm" svg:height="1.598cm" svg:x="7.277cm" svg:y="8.723cm">
          <text:p text:style-name="P3"><text:span text:style-name="T3">P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" draw:text-style-name="P4" draw:layer="layout" svg:width="1.46cm" svg:height="1.598cm" svg:x="9.451cm" svg:y="6.033cm">
          <text:p text:style-name="P3"><text:span text:style-name="T3">P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4" draw:text-style-name="P4" draw:layer="layout" svg:width="1.46cm" svg:height="1.598cm" svg:x="15.458cm" svg:y="6.046cm">
          <text:p text:style-name="P3"><text:span text:style-name="T3">P</text:span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4" draw:text-style-name="P4" draw:layer="layout" svg:width="1.46cm" svg:height="1.598cm" svg:x="22.085cm" svg:y="6.225cm">
          <text:p text:style-name="P3"><text:span text:style-name="T3">P</text:span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" draw:text-style-name="P4" draw:layer="layout" svg:width="1.46cm" svg:height="1.598cm" svg:x="24.38cm" svg:y="8.851cm">
          <text:p text:style-name="P3"><text:span text:style-name="T3">P</text:span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4" draw:text-style-name="P4" draw:layer="layout" svg:width="1.46cm" svg:height="1.598cm" svg:x="10.533cm" svg:y="11.467cm">
          <text:p text:style-name="P3"><text:span text:style-name="T3">P</text:span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4" draw:text-style-name="P4" draw:layer="layout" svg:width="1.46cm" svg:height="1.598cm" svg:x="22.382cm" svg:y="11.234cm">
          <text:p text:style-name="P3"><text:span text:style-name="T3">P</text:span><text:span text:style-name="T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4" draw:text-style-name="P4" draw:layer="layout" svg:width="1.46cm" svg:height="1.598cm" svg:x="16.352cm" svg:y="11.467cm">
          <text:p text:style-name="P3"><text:span text:style-name="T3">P</text:span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2" draw:style-name="gr2" draw:text-style-name="P2" draw:layer="layout" svg:width="0.392cm" svg:height="0.392cm" svg:x="16.128cm" svg:y="11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1" draw:style-name="gr4" draw:text-style-name="P4" draw:layer="layout" svg:width="2.167cm" svg:height="1.598cm" svg:x="15.867cm" svg:y="8.59cm">
          <text:p text:style-name="P3"><text:span text:style-name="T3">C</text:span><text:span text:style-name="T4">xy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2" draw:text-style-name="P2" draw:layer="layout" svg:width="0.392cm" svg:height="0.392cm" svg:x="15.64cm" svg:y="9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Rectangle 21" draw:style-name="gr9" draw:text-style-name="P1" draw:layer="layout" svg:width="2.025cm" svg:height="2.025cm" svg:x="1.996cm" svg:y="4.536cm">
          <text:p text:style-name="P9"><text:span text:style-name="T5">X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" draw:text-style-name="P1" draw:layer="layout" svg:width="2.025cm" svg:height="2.025cm" svg:x="1.996cm" svg:y="10.432cm">
          <text:p text:style-name="P9"><text:span text:style-name="T5">X</text:span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" draw:text-style-name="P1" draw:layer="layout" svg:width="2.025cm" svg:height="2.025cm" svg:x="1.996cm" svg:y="7.484cm">
          <text:p text:style-name="P9"><text:span text:style-name="T5">X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0" draw:text-style-name="P10" draw:layer="layout" svg:width="2.025cm" svg:height="2.025cm" svg:x="29.694cm" svg:y="8.739cm">
          <text:p text:style-name="P9"><text:span text:style-name="T5">Y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0" draw:text-style-name="P10" draw:layer="layout" svg:width="2.025cm" svg:height="2.025cm" svg:x="29.694cm" svg:y="5.775cm">
          <text:p text:style-name="P9"><text:span text:style-name="T5">Y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1" draw:layer="layout" svg:width="2.025cm" svg:height="2.025cm" svg:x="25.498cm" svg:y="8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2.025cm" svg:height="2.025cm" svg:x="25.491cm" svg:y="5.7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12" draw:text-style-name="P11" draw:layer="layout" svg:width="3.226cm" svg:height="0.001cm" svg:x="4.294cm" svg:y="5.6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3" draw:text-style-name="P12" draw:layer="layout" svg:width="3.226cm" svg:height="0.001cm" svg:x="4.294cm" svg:y="11.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13" draw:text-style-name="P12" draw:layer="layout" svg:width="3.226cm" svg:height="0.001cm" svg:x="4.294cm" svg:y="8.4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4" draw:text-style-name="P13" draw:layer="layout" svg:width="1.178cm" svg:height="0.001cm" svg:x="23.949cm" svg:y="6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15" draw:text-style-name="P12" draw:layer="layout" svg:width="1.541cm" svg:height="0.001cm" svg:x="27.849cm" svg:y="6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14" draw:text-style-name="P13" draw:layer="layout" svg:width="1.178cm" svg:height="0.001cm" svg:x="23.949cm" svg:y="9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15" draw:text-style-name="P12" draw:layer="layout" svg:width="1.541cm" svg:height="0.001cm" svg:x="27.864cm" svg:y="9.706cm">
          <text:p/>
          <draw:enhanced-geometry draw:mirror-horizontal="false" draw:mirror-vertical="false" svg:viewBox="0 0 21600 21600" draw:type="mso-spt32" draw:enhanced-path="M 0 0 L 21600 21600 N"/>
        </draw:custom-shape>
        <draw:g draw:name="Group 155">
          <draw:custom-shape draw:name="Oval 6" draw:style-name="gr16" draw:text-style-name="P14" draw:layer="layout" svg:width="2.025cm" svg:height="2.025cm" svg:x="7.841cm" svg:y="10.4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6" draw:text-style-name="P14" draw:layer="layout" svg:width="2.025cm" svg:height="2.025cm" svg:x="7.743cm" svg:y="7.4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6" draw:text-style-name="P14" draw:layer="layout" svg:width="2.025cm" svg:height="2.025cm" svg:x="7.773cm" svg:y="4.5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6" draw:text-style-name="P14" draw:layer="layout" svg:width="2.025cm" svg:height="2.025cm" svg:x="12.206cm" svg:y="11.7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6" draw:text-style-name="P14" draw:layer="layout" svg:width="2.025cm" svg:height="2.025cm" svg:x="12.206cm" svg:y="8.7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16" draw:text-style-name="P14" draw:layer="layout" svg:width="2.025cm" svg:height="2.025cm" svg:x="12.206cm" svg:y="5.7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6" draw:text-style-name="P14" draw:layer="layout" svg:width="2.025cm" svg:height="2.025cm" svg:x="21.53cm" svg:y="8.7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6" draw:text-style-name="P14" draw:layer="layout" svg:width="2.025cm" svg:height="2.025cm" svg:x="21.53cm" svg:y="5.7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6" draw:text-style-name="P14" draw:layer="layout" svg:width="2.025cm" svg:height="2.025cm" svg:x="12.206cm" svg:y="2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6" draw:text-style-name="P14" draw:layer="layout" svg:width="2.025cm" svg:height="2.025cm" svg:x="17.326cm" svg:y="11.7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6" draw:text-style-name="P14" draw:layer="layout" svg:width="2.025cm" svg:height="2.025cm" svg:x="17.296cm" svg:y="8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6" draw:text-style-name="P14" draw:layer="layout" svg:width="2.025cm" svg:height="2.025cm" svg:x="17.296cm" svg:y="5.7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16" draw:text-style-name="P14" draw:layer="layout" svg:width="2.025cm" svg:height="2.025cm" svg:x="17.296cm" svg:y="2.8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0" draw:style-name="gr17" draw:text-style-name="P13" draw:layer="layout" svg:width="2.436cm" svg:height="1.268cm" svg:x="9.769cm" svg:y="8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3" draw:style-name="gr17" draw:text-style-name="P13" draw:layer="layout" svg:width="3.093cm" svg:height="8.904cm" svg:x="14.232cm" svg:y="3.8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4" draw:style-name="gr17" draw:text-style-name="P13" draw:layer="layout" svg:width="3.063cm" svg:height="0.014cm" svg:x="14.232cm" svg:y="3.8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5" draw:style-name="gr17" draw:text-style-name="P13" draw:layer="layout" svg:width="3.063cm" svg:height="2.977cm" svg:x="14.232cm" svg:y="3.8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6" draw:style-name="gr17" draw:text-style-name="P13" draw:layer="layout" svg:width="3.063cm" svg:height="2.947cm" svg:x="14.232cm" svg:y="3.83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7" draw:style-name="gr17" draw:text-style-name="P13" draw:layer="layout" svg:width="3.063cm" svg:height="2.977cm" svg:x="14.232cm" svg:y="6.7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8" draw:style-name="gr17" draw:text-style-name="P13" draw:layer="layout" svg:width="3.063cm" svg:height="0.014cm" svg:x="14.232cm" svg:y="6.7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9" draw:style-name="gr17" draw:text-style-name="P13" draw:layer="layout" svg:width="3.063cm" svg:height="5.941cm" svg:x="14.232cm" svg:y="3.8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0" draw:style-name="gr17" draw:text-style-name="P13" draw:layer="layout" svg:width="2.206cm" svg:height="0.014cm" svg:x="19.322cm" svg:y="9.7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17" draw:text-style-name="P13" draw:layer="layout" svg:width="3.093cm" svg:height="0.014cm" svg:x="14.232cm" svg:y="12.7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2" draw:style-name="gr17" draw:text-style-name="P13" draw:layer="layout" svg:width="3.063cm" svg:height="0.014cm" svg:x="14.232cm" svg:y="9.75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3" draw:style-name="gr17" draw:text-style-name="P13" draw:layer="layout" svg:width="3.093cm" svg:height="2.977cm" svg:x="14.232cm" svg:y="9.75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4" draw:style-name="gr17" draw:text-style-name="P13" draw:layer="layout" svg:width="3.063cm" svg:height="2.947cm" svg:x="14.232cm" svg:y="9.76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5" draw:style-name="gr17" draw:text-style-name="P13" draw:layer="layout" svg:width="3.063cm" svg:height="8.874cm" svg:x="14.232cm" svg:y="3.8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6" draw:style-name="gr17" draw:text-style-name="P13" draw:layer="layout" svg:width="3.063cm" svg:height="5.911cm" svg:x="14.232cm" svg:y="6.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7" draw:style-name="gr17" draw:text-style-name="P13" draw:layer="layout" svg:width="2.176cm" svg:height="2.977cm" svg:x="19.352cm" svg:y="9.7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8" draw:style-name="gr17" draw:text-style-name="P13" draw:layer="layout" svg:width="3.063cm" svg:height="2.947cm" svg:x="14.232cm" svg:y="6.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9" draw:style-name="gr17" draw:text-style-name="P13" draw:layer="layout" svg:width="2.206cm" svg:height="5.911cm" svg:x="19.322cm" svg:y="3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0" draw:style-name="gr17" draw:text-style-name="P13" draw:layer="layout" svg:width="2.176cm" svg:height="5.941cm" svg:x="19.352cm" svg:y="6.78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1" draw:style-name="gr17" draw:text-style-name="P13" draw:layer="layout" svg:width="2.206cm" svg:height="2.947cm" svg:x="19.322cm" svg:y="6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2" draw:style-name="gr17" draw:text-style-name="P13" draw:layer="layout" svg:width="2.206cm" svg:height="2.947cm" svg:x="19.322cm" svg:y="3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3" draw:style-name="gr17" draw:text-style-name="P13" draw:layer="layout" svg:width="2.206cm" svg:height="2.977cm" svg:x="19.322cm" svg:y="6.78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4" draw:style-name="gr17" draw:text-style-name="P13" draw:layer="layout" svg:width="3.063cm" svg:height="5.911cm" svg:x="14.232cm" svg:y="3.83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5" draw:style-name="gr17" draw:text-style-name="P13" draw:layer="layout" svg:width="2.206cm" svg:height="0.014cm" svg:x="19.322cm" svg:y="6.7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17" draw:text-style-name="P13" draw:layer="layout" svg:width="3.093cm" svg:height="5.941cm" svg:x="14.232cm" svg:y="6.7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17" draw:text-style-name="P13" draw:layer="layout" svg:width="2.436cm" svg:height="4.232cm" svg:x="9.769cm" svg:y="8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8" draw:style-name="gr17" draw:text-style-name="P13" draw:layer="layout" svg:width="2.406cm" svg:height="7.196cm" svg:x="9.799cm" svg:y="5.5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9" draw:style-name="gr17" draw:text-style-name="P13" draw:layer="layout" svg:width="2.406cm" svg:height="4.232cm" svg:x="9.799cm" svg:y="5.5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0" draw:style-name="gr17" draw:text-style-name="P13" draw:layer="layout" svg:width="2.406cm" svg:height="1.269cm" svg:x="9.799cm" svg:y="5.5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1" draw:style-name="gr17" draw:text-style-name="P13" draw:layer="layout" svg:width="2.406cm" svg:height="1.692cm" svg:x="9.799cm" svg:y="3.82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17" draw:text-style-name="P13" draw:layer="layout" svg:width="2.436cm" svg:height="4.656cm" svg:x="9.769cm" svg:y="3.82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3" draw:style-name="gr17" draw:text-style-name="P13" draw:layer="layout" svg:width="2.338cm" svg:height="7.619cm" svg:x="9.867cm" svg:y="3.8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4" draw:style-name="gr17" draw:text-style-name="P13" draw:layer="layout" svg:width="2.338cm" svg:height="4.656cm" svg:x="9.867cm" svg:y="6.7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5" draw:style-name="gr17" draw:text-style-name="P13" draw:layer="layout" svg:width="2.436cm" svg:height="1.693cm" svg:x="9.769cm" svg:y="6.78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6" draw:style-name="gr17" draw:text-style-name="P13" draw:layer="layout" svg:width="2.338cm" svg:height="1.692cm" svg:x="9.867cm" svg:y="9.7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7" draw:style-name="gr17" draw:text-style-name="P13" draw:layer="layout" svg:width="2.338cm" svg:height="1.269cm" svg:x="9.867cm" svg:y="11.4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Rectangle 148" draw:style-name="gr4" draw:text-style-name="P4" draw:layer="layout" svg:width="4.296cm" svg:height="1.013cm" svg:x="0.86cm" svg:y="14.667cm">
          <text:p text:style-name="P3"><text:span text:style-name="T5">Input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4" draw:text-style-name="P4" draw:layer="layout" svg:width="4.682cm" svg:height="1.013cm" svg:x="24.548cm" svg:y="16.002cm">
          <text:p text:style-name="P3"><text:span text:style-name="T5">Out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4" draw:text-style-name="P4" draw:layer="layout" svg:width="4.859cm" svg:height="1.013cm" svg:x="28.883cm" svg:y="14.635cm">
          <text:p text:style-name="P3"><text:span text:style-name="T5">Output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4" draw:text-style-name="P4" draw:layer="layout" svg:width="4.119cm" svg:height="1.013cm" svg:x="6.604cm" svg:y="16.005cm">
          <text:p text:style-name="P3"><text:span text:style-name="T5">In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4" draw:text-style-name="P4" draw:layer="layout" svg:width="5.333cm" svg:height="1.013cm" svg:x="20.249cm" svg:y="14.681cm">
          <text:p text:style-name="P3"><text:span text:style-name="T5">Hidden Laye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4" draw:text-style-name="P4" draw:layer="layout" svg:width="5.333cm" svg:height="1.013cm" svg:x="10.597cm" svg:y="14.653cm">
          <text:p text:style-name="P3"><text:span text:style-name="T5">Hidden Lay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4" draw:text-style-name="P4" draw:layer="layout" svg:width="5.333cm" svg:height="1.013cm" svg:x="15.748cm" svg:y="16.002cm">
          <text:p text:style-name="P3"><text:span text:style-name="T5">Hidden Lay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18" draw:text-style-name="P6" draw:layer="layout" svg:width="0.935cm" svg:height="1.013cm" svg:x="26.089cm" svg:y="6.25cm">
          <text:p text:style-name="P3"><text:span text:style-name="T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19" draw:text-style-name="P6" draw:layer="layout" svg:width="0.935cm" svg:height="1.013cm" svg:x="26.089cm" svg:y="9.25cm">
          <text:p text:style-name="P3"><text:span text:style-name="T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single" draw:color="#afabab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632cm" draw:distance="0.237cm"/>
    <draw:stroke-dash draw:name="Dashed_20__28_var_29__20_5" draw:display-name="Dashed (var) 5" draw:style="rect" draw:dots2="1" draw:dots2-length="0.237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8-11">8/11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Date Placeholder 2" presentation:style-name="Mpr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8-11">8/11/20</text:date></text:span></text:p>
        </draw:text-box>
      </draw:frame>
      <draw:frame draw:name="Footer Placeholder 3" presentation:style-name="Mpr6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6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9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8-11">8/11/20</text:date></text:span></text:p>
        </draw:text-box>
      </draw:frame>
      <draw:frame draw:name="Footer Placeholder 2" presentation:style-name="Mpr9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9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adezhda Denisova</meta:initial-creator>
    <meta:editing-cycles>12</meta:editing-cycles>
    <meta:creation-date>2020-08-11T09:51:07</meta:creation-date>
    <dc:date>2020-08-11T16:23:43.911353998</dc:date>
    <meta:editing-duration>PT2H47M40S</meta:editing-duration>
    <meta:generator>LibreOffice/5.1.6.2$Linux_X86_64 LibreOffice_project/10m0$Build-2</meta:generator>
    <meta:document-statistic meta:object-count="1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